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8004in" svg:height="6.2181in" svg:x="1.5925in" svg:y="0.0421in">
            <draw:object draw:notify-on-update-of-ranges="Sheet1.A1:Sheet1.A1201 Sheet1.B1:Sheet1.B1201 Sheet1.C1:Sheet1.C1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6878in" svg:height="6.3335in" svg:x="2.1134in" svg:y="6.502in">
            <draw:object draw:notify-on-update-of-ranges="Sheet1.A520:Sheet1.A680 Sheet1.B520:Sheet1.B680 Sheet1.C520:Sheet1.C6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:-1 MIN:1</text:p>
          </table:table-cell>
          <table:table-cell table:number-columns-repeated="2"/>
        </table:table-row>
        <table:table-row table:style-name="ro2" table:number-rows-repeated="2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7T14:14:08.514192933</dc:date>
    <dc:creator>Marcin Naw</dc:creator>
    <meta:document-statistic meta:table-count="1" meta:cell-count="3601" meta:object-count="2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594cm" svg:height="15.795cm" xlink:href=".." xlink:type="simple" chart:class="chart:bar" chart:style-name="ch1">
        <chart:legend chart:legend-position="end" svg:x="35.331cm" svg:y="7.349cm" style:legend-expansion="high" chart:style-name="ch2"/>
        <chart:plot-area chart:style-name="ch3" table:cell-range-address="Sheet1.A1:Sheet1.C1201" chart:data-source-has-labels="column" svg:x="1.201cm" svg:y="1.395cm" svg:width="32.628cm" svg:height="13.665cm">
          <chartooo:coordinate-region svg:x="1.822cm" svg:y="1.594cm" svg:width="32.007cm" svg:height="12.412cm"/>
          <chart:axis chart:dimension="x" chart:name="primary-x" chart:style-name="ch4" chartooo:axis-type="auto">
            <chartooo:date-scale/>
            <chart:categories table:cell-range-address="Sheet1.A1:Sheet1.A1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01" chart:class="chart:bar">
            <chart:data-point chart:repeated="1201"/>
          </chart:series>
          <chart:series chart:style-name="ch8" chart:values-cell-range-address="Sheet1.C1:Sheet1.C1201" chart:class="chart:bar">
            <chart:data-point chart:repeated="1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1201</svg:desc>
                </draw:g>
              </table:table-cell>
              <table:table-cell office:value-type="float" office:value="0">
                <text:p>0</text:p>
                <draw:g>
                  <svg:desc>Sheet1.B1:Sheet1.B1201</svg:desc>
                </draw:g>
              </table:table-cell>
              <table:table-cell office:value-type="float" office:value="0">
                <text:p>0</text:p>
                <draw:g>
                  <svg:desc>Sheet1.C1:Sheet1.C12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:-1 MIN: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28cm" svg:height="16.088cm" xlink:href=".." xlink:type="simple" chart:class="chart:bar" chart:style-name="ch1">
        <chart:legend chart:legend-position="end" svg:x="29.965cm" svg:y="7.496cm" style:legend-expansion="high" chart:style-name="ch2"/>
        <chart:plot-area chart:style-name="ch3" table:cell-range-address="Sheet1.A520:Sheet1.C680" chart:data-source-has-labels="column" svg:x="1.094cm" svg:y="1.419cm" svg:width="27.583cm" svg:height="13.928cm">
          <chartooo:coordinate-region svg:x="1.715cm" svg:y="1.618cm" svg:width="26.904cm" svg:height="12.805cm"/>
          <chart:axis chart:dimension="x" chart:name="primary-x" chart:style-name="ch4" chartooo:axis-type="auto">
            <chartooo:date-scale/>
            <chart:categories table:cell-range-address="Sheet1.A520:Sheet1.A6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20:Sheet1.B680" chart:class="chart:bar">
            <chart:data-point chart:repeated="161"/>
          </chart:series>
          <chart:series chart:style-name="ch8" chart:values-cell-range-address="Sheet1.C520:Sheet1.C680" chart:class="chart:bar"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519">
                <text:p>520</text:p>
                <draw:g>
                  <svg:desc>Sheet1.A520:Sheet1.A680</svg:desc>
                </draw:g>
              </table:table-cell>
              <table:table-cell office:value-type="float" office:value="0">
                <text:p>0</text:p>
                <draw:g>
                  <svg:desc>Sheet1.B520:Sheet1.B680</svg:desc>
                </draw:g>
              </table:table-cell>
              <table:table-cell office:value-type="float" office:value="0">
                <text:p>0</text:p>
                <draw:g>
                  <svg:desc>Sheet1.C520:Sheet1.C680</svg:desc>
                </draw:g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